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8000000438921FDEC1F9F94D6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9.699cm, 22.5cm, 6.039cm, 14.12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cm" svg:height="5cm" svg:x="4.9cm" svg:y="6.817cm">
          <draw:image xlink:href="Pictures/100000000000078000000438921FDEC1F9F94D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8:49:50.691564777</meta:creation-date>
    <dc:date>2017-06-13T18:55:33.987958942</dc:date>
    <meta:editing-duration>PT5M45S</meta:editing-duration>
    <meta:editing-cycles>1</meta:editing-cycles>
    <meta:document-statistic meta:object-count="1"/>
    <meta:generator>LibreOffice/5.2.3.2$Linux_x86 LibreOffice_project/20m0$Build-2</meta:generator>
  </office:meta>
</office:document-meta>
</file>